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2dd9" officeooo:paragraph-rsid="00162dd9"/>
    </style:style>
    <style:style style:name="P2" style:family="paragraph" style:parent-style-name="Standard">
      <style:text-properties officeooo:rsid="00162dd9" officeooo:paragraph-rsid="0016f0f9"/>
    </style:style>
    <style:style style:name="P3" style:family="paragraph" style:parent-style-name="Standard">
      <style:text-properties officeooo:rsid="0016f0f9" officeooo:paragraph-rsid="0016f0f9"/>
    </style:style>
    <style:style style:name="P4" style:family="paragraph" style:parent-style-name="Standard">
      <style:text-properties officeooo:rsid="00188a18" officeooo:paragraph-rsid="00188a18"/>
    </style:style>
    <style:style style:name="T1" style:family="text">
      <style:text-properties officeooo:rsid="0016f0f9"/>
    </style:style>
    <style:style style:name="T2" style:family="text">
      <style:text-properties officeooo:rsid="001a4f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</text:p>
      <text:p text:style-name="P1"/>
      <text:p text:style-name="P1">URL du git : <text:a xlink:type="simple" xlink:href="https://github.com/hydrozzz/ProjectIvy" text:style-name="Internet_20_link" text:visited-style-name="Visited_20_Internet_20_Link">https://github.com/hydrozzz/ProjectIvy</text:a></text:p>
      <text:p text:style-name="P1"/>
      <text:p text:style-name="P1">4) Après avoir utilisé la commande Ant on voit que cela crée des dossiers et des fichiers définis dans la build. Dans le dossier src il y a un fichier Hello.java qui va afficher Hello Ivy sans majuscules puis avec grâce à WordUtils.</text:p>
      <text:p text:style-name="P1"/>
      <text:p text:style-name="P1">6) Les actions sous le tag javaC vont permettre la compilation du code</text:p>
      <text:p text:style-name="P1">et celles sous le tag java vont être l'exécution et le retour de ce code.</text:p>
      <text:p text:style-name="P1"/>
      <text:p text:style-name="P2">7)<text:span text:style-name="T1"> &lt;target name="run" depends="go"&gt;</text:span></text:p>
      <text:p text:style-name="P3"><text:s text:c="8"/>&lt;java classname="example.Hello"&gt;</text:p>
      <text:p text:style-name="P3"><text:s text:c="12"/>&lt;classpath&gt;</text:p>
      <text:p text:style-name="P3"><text:s text:c="16"/>&lt;path refid="lib.path.id"/&gt;</text:p>
      <text:p text:style-name="P3"><text:s text:c="16"/>&lt;path location="${build.dir}"/&gt;</text:p>
      <text:p text:style-name="P3"><text:s text:c="12"/>&lt;/classpath&gt;</text:p>
      <text:p text:style-name="P3"><text:s text:c="8"/>&lt;/java&gt;</text:p>
      <text:p text:style-name="P3"><text:s text:c="4"/>&lt;/target&gt;</text:p>
      <text:p text:style-name="P3"/>
      <text:p text:style-name="P4">10) Ant a téléchargé <text:span text:style-name="T2">6</text:span> artefa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cher Tanguy</meta:initial-creator>
    <meta:creation-date>2017-04-05T11:11:39.207408752</meta:creation-date>
    <dc:date>2017-04-05T12:12:56.444327323</dc:date>
    <dc:creator>Larcher Tanguy</dc:creator>
    <meta:editing-duration>PT46S</meta:editing-duration>
    <meta:editing-cycles>1</meta:editing-cycles>
    <meta:document-statistic meta:table-count="0" meta:image-count="0" meta:object-count="0" meta:page-count="1" meta:paragraph-count="14" meta:word-count="98" meta:character-count="710" meta:non-whitespace-character-count="550"/>
    <meta:generator>LibreOffice/4.3.3.2$Linux_X86_64 LibreOffice_project/430m0$Build-2</meta:generator>
  </office:meta>
</office:document-meta>
</file>